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rotagonist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Protagonist.A" style:family="table-column">
      <style:table-column-properties style:column-width="6.925in" style:rel-column-width="65535*"/>
    </style:style>
    <style:style style:name="Protagonist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otagonist.2" style:family="table-row">
      <style:table-row-properties fo:keep-together="auto"/>
    </style:style>
    <style:style style:name="Protagonist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6.8486in" table:align="margins"/>
    </style:style>
    <style:style style:name="Table1.A" style:family="table-column">
      <style:table-column-properties style:column-width="3.4243in" style:rel-column-width="3276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8486in" table:align="margins"/>
    </style:style>
    <style:style style:name="Table4.A" style:family="table-column">
      <style:table-column-properties style:column-width="3.4243in" style:rel-column-width="32767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9efed" officeooo:paragraph-rsid="0019efed"/>
    </style:style>
    <style:style style:name="P2" style:family="paragraph" style:parent-style-name="Standard">
      <style:text-properties officeooo:rsid="0019efed" officeooo:paragraph-rsid="001b495b"/>
    </style:style>
    <style:style style:name="P3" style:family="paragraph" style:parent-style-name="Standard">
      <style:text-properties officeooo:rsid="0019efed" officeooo:paragraph-rsid="001cfbec"/>
    </style:style>
    <style:style style:name="P4" style:family="paragraph" style:parent-style-name="Standard">
      <style:text-properties officeooo:paragraph-rsid="0019efed"/>
    </style:style>
    <style:style style:name="P5" style:family="paragraph" style:parent-style-name="Standard">
      <style:text-properties officeooo:rsid="001b495b" officeooo:paragraph-rsid="001b495b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b495b" officeooo:paragraph-rsid="001b495b" style:font-weight-asian="bold" style:font-weight-complex="bold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er">
      <style:paragraph-properties fo:text-align="end" style:justify-single-word="false"/>
      <style:text-properties officeooo:rsid="001cfbec" officeooo:paragraph-rsid="001cfbec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cf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495b" officeooo:paragraph-rsid="001b49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fbec" officeooo:paragraph-rsid="001cf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enumbra – World Building</text:h>
      <text:h text:style-name="Heading_20_2" text:outline-level="2">The world:</text:h>
      <text:h text:style-name="Heading_20_5" text:outline-level="5">Setting: </text:h>
      <text:p text:style-name="P2">1970s-1980s Time Period</text:p>
      <text:p text:style-name="P5">United States - &lt;Insert State Here&gt;</text:p>
      <text:p text:style-name="P5"/>
      <text:p text:style-name="P6">Scene Locations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/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5"/>
      <text:p text:style-name="P2"/>
      <text:h text:style-name="Heading_20_5" text:outline-level="5">Goal:</text:h>
      <text:p text:style-name="P2">Capture the uneasy feeling of social structure and conglomerate rise to power – in a time of cultural shifting. The “uneasy”-ness should bleed from the environment into the character as a focal point, narrowing down from a very open and filling feel, into a conclusive intimate narrow finale.</text:p>
      <text:p text:style-name="P1"/>
      <text:p text:style-name="P1"/>
      <text:h text:style-name="P7" text:outline-level="1">Characters</text:h>
      <table:table table:name="Protagonist" table:style-name="Protagonist" table:template-name="Default Style">
        <table:table-column table:style-name="Protagonist.A"/>
        <table:table-row>
          <table:table-cell table:style-name="Protagonist.A1" office:value-type="string">
            <text:p text:style-name="P11">Protagonist</text:p>
          </table:table-cell>
        </table:table-row>
        <table:table-row table:style-name="Protagonist.2">
          <table:table-cell table:style-name="Protagonist.A2" office:value-type="string">
            <table:table table:name="Table1" table:style-name="Table1">
              <table:table-column table:style-name="Table1.A" table:number-columns-repeated="2"/>
              <table:table-row>
                <table:table-cell table:style-name="Table1.A1" office:value-type="string">
                  <text:p text:style-name="P11">Who is &lt;&gt; ?</text:p>
                </table:table-cell>
                <table:table-cell table:style-name="Table1.B1" office:value-type="string">
                  <text:p text:style-name="P9"/>
                </table:table-cell>
              </table:table-row>
              <table:table-row>
                <table:table-cell table:style-name="Table1.A2" office:value-type="string">
                  <text:p text:style-name="P9"/>
                </table:table-cell>
                <table:table-cell table:style-name="Table1.B2" office:value-type="string">
                  <text:p text:style-name="P9"/>
                </table:table-cell>
              </table:table-row>
              <table:table-row>
                <table:table-cell table:style-name="Table1.A2" office:value-type="string">
                  <text:p text:style-name="P9"/>
                </table:table-cell>
                <table:table-cell table:style-name="Table1.B2" office:value-type="string">
                  <text:p text:style-name="P9"/>
                </table:table-cell>
              </table:table-row>
            </table:table>
            <text:p text:style-name="P9"/>
          </table:table-cell>
        </table:table-row>
      </table:table>
      <text:p text:style-name="P4"/>
      <table:table table:name="Table3" table:style-name="Table3">
        <table:table-column table:style-name="Table3.A"/>
        <table:table-row>
          <table:table-cell table:style-name="Table3.A1" office:value-type="string">
            <text:p text:style-name="P12">Penumbra (Creature)</text:p>
          </table:table-cell>
        </table:table-row>
        <table:table-row table:style-name="Table3.2">
          <table:table-cell table:style-name="Table3.A2" office:value-type="string">
            <table:table table:name="Table4" table:style-name="Table4">
              <table:table-column table:style-name="Table4.A" table:number-columns-repeated="2"/>
              <table:table-row>
                <table:table-cell table:style-name="Table4.A1" office:value-type="string">
                  <text:p text:style-name="P12">Origin</text:p>
                </table:table-cell>
                <table:table-cell table:style-name="Table4.B1" office:value-type="string">
                  <text:p text:style-name="P10"/>
                </table:table-cell>
              </table:table-row>
              <table:table-row>
                <table:table-cell table:style-name="Table4.A2" office:value-type="string">
                  <text:p text:style-name="P12">Purpose</text:p>
                </table:table-cell>
                <table:table-cell table:style-name="Table4.B2" office:value-type="string">
                  <text:p text:style-name="P10"/>
                </table:table-cell>
              </table:table-row>
            </table:table>
            <text:p text:style-name="P10"/>
          </table:table-cell>
        </table:table-row>
      </table:table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fbec" officeooo:paragraph-rsid="001cfbe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01:50:14.466000000</meta:creation-date>
    <dc:date>2019-10-30T02:17:57.368000000</dc:date>
    <meta:editing-duration>PT16M18S</meta:editing-duration>
    <meta:editing-cycles>2</meta:editing-cycles>
    <meta:generator>LibreOffice/6.2.2.2$Windows_X86_64 LibreOffice_project/2b840030fec2aae0fd2658d8d4f9548af4e3518d</meta:generator>
    <meta:document-statistic meta:table-count="5" meta:image-count="0" meta:object-count="0" meta:page-count="2" meta:paragraph-count="15" meta:word-count="76" meta:character-count="479" meta:non-whitespace-character-count="415"/>
  </office:meta>
</office:document-meta>
</file>